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4472C4"/>
      <style:text-properties fo:color="#FFFFFF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21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3.19616666666667cm" style:use-optimal-column-width="true"/>
    </style:style>
    <style:style style:name="co2" style:family="table-column">
      <style:table-column-properties fo:break-before="auto" style:column-width="2.94216666666667cm" style:use-optimal-column-width="true"/>
    </style:style>
    <style:style style:name="co3" style:family="table-column">
      <style:table-column-properties fo:break-before="auto" style:column-width="2.3495cm" style:use-optimal-column-width="true"/>
    </style:style>
    <style:style style:name="co4" style:family="table-column">
      <style:table-column-properties fo:break-before="auto" style:column-width="4.36033333333333cm" style:use-optimal-column-width="true"/>
    </style:style>
    <style:style style:name="co5" style:family="table-column">
      <style:table-column-properties fo:break-before="auto" style:column-width="3.2385cm" style:use-optimal-column-width="true"/>
    </style:style>
    <style:style style:name="co6" style:family="table-column">
      <style:table-column-properties fo:break-before="auto" style:column-width="2.159cm" style:use-optimal-column-width="true"/>
    </style:style>
    <style:style style:name="co7" style:family="table-column">
      <style:table-column-properties fo:break-before="auto" style:column-width="2.49766666666667cm" style:use-optimal-column-width="true"/>
    </style:style>
    <style:style style:name="co8" style:family="table-column">
      <style:table-column-properties fo:break-before="auto" style:column-width="3.1115cm" style:use-optimal-column-width="true"/>
    </style:style>
    <style:style style:name="co9" style:family="table-column">
      <style:table-column-properties fo:break-before="auto" style:column-width="34.6498333333333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ro5" style:family="table-row">
      <style:table-row-properties style:row-height="57.6pt" style:use-optimal-row-height="true" fo:break-before="auto"/>
    </style:style>
    <style:style style:name="ro6" style:family="table-row">
      <style:table-row-properties style:row-height="115.2pt" style:use-optimal-row-height="true" fo:break-before="auto"/>
    </style:style>
    <style:style style:name="ro7" style:family="table-row">
      <style:table-row-properties style:row-height="86.4pt" style:use-optimal-row-height="true" fo:break-before="auto"/>
    </style:style>
    <style:style style:name="ro8" style:family="table-row">
      <style:table-row-properties style:row-height="72pt" style:use-optimal-row-height="true" fo:break-before="auto"/>
    </style:style>
    <style:style style:name="ro9" style:family="table-row">
      <style:table-row-properties style:row-height="144pt" style:use-optimal-row-height="true" fo:break-before="auto"/>
    </style:style>
    <style:style style:name="ro10" style:family="table-row">
      <style:table-row-properties style:row-height="100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Test Name</text:p>
          </table:table-cell>
          <table:table-cell office:value-type="string" table:style-name="ce2">
            <text:p>Language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Perfect Attempt</text:p>
          </table:table-cell>
          <table:table-cell office:value-type="string" table:style-name="ce2">
            <text:p>n. Attempt</text:p>
          </table:table-cell>
          <table:table-cell office:value-type="string" table:style-name="ce2">
            <text:p>Score</text:p>
          </table:table-cell>
          <table:table-cell office:value-type="string" table:style-name="ce2">
            <text:p>N Tests</text:p>
          </table:table-cell>
          <table:table-cell office:value-type="string" table:style-name="ce8">
            <text:p>Error Type</text:p>
          </table:table-cell>
          <table:table-cell office:value-type="string" table:style-name="ce3">
            <text:p>Comments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201401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.5" table:style-name="ce5">
            <text:p>1.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Runtime</text:p>
          </table:table-cell>
          <table:table-cell office:value-type="string" table:style-name="ce6">
            <text:p>testExceptions - OK</text:p>
            <text:p>testOK - failed at the second 'assertTrue(fib.consumeNext(1));' java.lang.AssertionError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401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style-name="ce6"/>
          <table:table-cell table:number-columns-repeated="16375"/>
        </table:table-row>
        <table:table-row table:style-name="ro2">
          <table:table-cell office:value-type="string" table:style-name="ce4">
            <text:p>a201401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imports not provided</text:p>
            <text:p>NullPointerException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401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style-name="ce6"/>
          <table:table-cell table:number-columns-repeated="16375"/>
        </table:table-row>
        <table:table-row table:style-name="ro3">
          <table:table-cell office:value-type="string" table:style-name="ce4">
            <text:p>a201401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string" table:style-name="ce7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wrong type at sequence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401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string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||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401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style-name="ce6"/>
          <table:table-cell table:number-columns-repeated="16375"/>
        </table:table-row>
        <table:table-row table:style-name="ro3">
          <table:table-cell office:value-type="string" table:style-name="ce4">
            <text:p>a201401b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Runtime</text:p>
          </table:table-cell>
          <table:table-cell office:value-type="string" table:style-name="ce6">
            <text:p>error: java.lang.IndexOutOfBoundsException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a201401b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.5" table:style-name="ce5">
            <text:p>0.5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Runtime</text:p>
          </table:table-cell>
          <table:table-cell office:value-type="string" table:style-name="ce6">
            <text:p>testExceptions - java.lang.AssertionError: Not negative!</text:p>
            <text:p>testAnotherOK - Index -1 out of bounds for length 1</text:p>
            <text:p>testOK - Index -1 out of bounds for length 1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a201401b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Runtime</text:p>
          </table:table-cell>
          <table:table-cell office:value-type="string" table:style-name="ce6">
            <text:p>testExceptions - OK</text:p>
            <text:p>testAnotherOK - assertion error at assertFalse(pa.accept(2, ""));</text:p>
            <text:p>testOK - assertion error at assertFalse(pa.accept(4, 30.0));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401b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5"/>
          <table:table-cell table:style-name="ce6"/>
          <table:table-cell table:number-columns-repeated="16375"/>
        </table:table-row>
        <table:table-row table:style-name="ro4">
          <table:table-cell office:value-type="string" table:style-name="ce4">
            <text:p>a201401b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Runtime</text:p>
          </table:table-cell>
          <table:table-cell office:value-type="string" table:style-name="ce6">
            <text:p>testExceptions - java.lang.AssertionError: Not negative! At pa.setSize(-1);</text:p>
            <text:p>testAnotherOK - OK</text:p>
            <text:p>testOK - java.lang.AssertionError at assertTrue(pa.accept(0, 10.0));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a201401b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2.5" table:style-name="ce5">
            <text:p>2.5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Assertion</text:p>
          </table:table-cell>
          <table:table-cell office:value-type="string" table:style-name="ce6">
            <text:p>testExceptions -OK</text:p>
            <text:p>testAnotherOK - OK</text:p>
            <text:p>testOK - java.lang.AssertionError at assertTrue(pa.accept(0, 10.0));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a201401b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.5" table:style-name="ce5">
            <text:p>1.5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Runtime</text:p>
          </table:table-cell>
          <table:table-cell office:value-type="string" table:style-name="ce6">
            <text:p>testExceptions -java.lang.AssertionError: Wrong exception thrown at try{ pa.setAggregator(null);} catch …</text:p>
            <text:p>testAnotherOK - OK</text:p>
            <text:p>testOK - java.lang.IllegalArgumentException: requirement failed assertFalse(pa.accept(5, 50.0));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401b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type error: Found: <text:s text:c="3"/>scala.collection.MapView[Int, X] Required: scala.collection.mutable.Map[Int, X] at elements = elements.filterKeys(_ &lt;= pos)</text:p>
          </table:table-cell>
          <table:table-cell table:number-columns-repeated="16375"/>
        </table:table-row>
        <table:table-row table:style-name="ro5">
          <table:table-cell office:value-type="string" table:style-name="ce4">
            <text:p>a201501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Assertion</text:p>
          </table:table-cell>
          <table:table-cell office:value-type="string" table:style-name="ce6">
            <text:p>testBasicBooking - OK</text:p>
            <text:p>testConflictingBooking - java.lang.AssertionError at fail("cannot book with conflict from 16 to 17");</text:p>
            <text:p>optionalTestJumpBooking - <text:s/>java.lang.AssertionError at assertTrue(set.contains(new Pair&lt;&gt;(16,"OOP")));</text:p>
            <text:p>testPossibleSlots - OK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501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Runtime</text:p>
          </table:table-cell>
          <table:table-cell office:value-type="string" table:style-name="ce6">
            <text:p>||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501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Compile</text:p>
          </table:table-cell>
          <table:table-cell office:value-type="string" table:style-name="ce1">
            <text:p>CoursesCalendarImpl is not abstract and does not override abstract method bookRoom</text:p>
          </table:table-cell>
          <table:table-cell table:number-columns-repeated="16375"/>
        </table:table-row>
        <table:table-row table:style-name="ro5">
          <table:table-cell office:value-type="string" table:style-name="ce4">
            <text:p>a201501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Runtime</text:p>
          </table:table-cell>
          <table:table-cell office:value-type="string" table:style-name="ce6">
            <text:p>testBasicBooking - OK</text:p>
            <text:p>testConflictingBooking - java.lang.IllegalStateException at cc.bookRoom(MONDAY, VELA, 10, 6, "OOP");</text:p>
            <text:p>optionalTestJumpBooking - <text:s/>java.lang.IllegalStateException at cc.bookRoom(MONDAY, VELA, 10, 6, "OOP");</text:p>
            <text:p>testPossibleSlots - OK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501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Type Errors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501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||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201501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value booking in class CoursesCalendarImpl does not take parameters</text:p>
            <text:p>value courses in class CoursesCalendarImpl does not take parameters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a201501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booking.getOrElse(pair, Set())</text:p>
            <text:p>Found: <text:s text:c="3"/>scala.collection.Set[?2.CAP]</text:p>
            <text:p>Required: Set[mmlTests.shared.scala².Pair[Int, String]]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2015a04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.5" table:style-name="ce5">
            <text:p>0.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Assertion</text:p>
          </table:table-cell>
          <table:table-cell office:value-type="string" table:style-name="ce6">
            <text:p>testBasic - java.lang.NullPointerException: Cannot invoke "java.util.List.iterator()" because "this.sons" is null</text:p>
            <text:p>optionalTestEmpty - java.lang.AssertionError: Expected :1 Actual <text:s text:c="2"/>:0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5a04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Response</text:p>
          </table:table-cell>
          <table:table-cell office:value-type="string" table:style-name="ce6">
            <text:p>the response copied the passed tests<text:s/>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5a04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1"/>
        </table:table-row>
        <table:table-row table:style-name="ro4">
          <table:table-cell office:value-type="string" table:style-name="ce4">
            <text:p>a2015a04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Runtime</text:p>
          </table:table-cell>
          <table:table-cell office:value-type="string" table:style-name="ce6">
            <text:p>testBasic - java.lang.AssertionError: assertion failed at <text:s text:c="4"/>assert(tree.toList.toSet == Set("c", "ca", "cb", "cc", "cca", "ccb", "b", "a", "aa", "ab", "ac"))</text:p>
            <text:p>optionalTestEmpty - <text:s/>java.lang.AssertionError: assertion failed at assert(tree.size == 0)</text:p>
            <text:p/>
          </table:table-cell>
          <table:table-cell table:number-columns-repeated="16375"/>
        </table:table-row>
        <table:table-row table:style-name="ro3">
          <table:table-cell office:value-type="string" table:style-name="ce4">
            <text:p>a2015a04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Response</text:p>
          </table:table-cell>
          <table:table-cell office:value-type="string" table:style-name="ce6">
            <text:p>cut the response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2015a04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Assertion</text:p>
          </table:table-cell>
          <table:table-cell office:value-type="string" table:style-name="ce6">
            <text:p>testBasic - java.lang.AssertionError: assertion failed at <text:s text:c="4"/>assert(tree.toList.toSet == Set("c", "ca", "cb", "cc", "cca", "ccb", "b", "a", "aa", "ab", "ac"))</text:p>
            <text:p>optionalTestEmpty - <text:s/>java.lang.AssertionError: assertion failed at assert(tree.size == 0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2015a04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.5" table:style-name="ce5">
            <text:p>1.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Assertion</text:p>
          </table:table-cell>
          <table:table-cell office:value-type="string" table:style-name="ce6">
            <text:p>testBasic - java.lang.AssertionError: assertion failed at <text:s text:c="3"/>assert(tree.contains("b"))</text:p>
            <text:p>optionalTestEmpty - <text:s/>OK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602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table:style-name="ce5"/>
          <table:table-cell table:number-columns-repeated="16376" table:style-name="ce1"/>
        </table:table-row>
        <table:table-row table:style-name="ro3">
          <table:table-cell office:value-type="string" table:style-name="ce4">
            <text:p>a201602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table:style-name="ce5"/>
          <table:table-cell table:number-columns-repeated="16376" table:style-name="ce1"/>
        </table:table-row>
        <table:table-row table:style-name="ro4">
          <table:table-cell office:value-type="string" table:style-name="ce4">
            <text:p>a201602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Found: scala.collection.Set[Q] Required: collection.mutable.Set²[Q] at queues.keySet</text:p>
            <text:p>value toList is not a member of (T =&gt; Boolean) =&gt; Seq[T] at queues(queue).dequeueAll.toList</text:p>
            <text:p>Found: (elements : (T =&gt; Boolean) =&gt; Seq[T]) Required: IterableOnce[T] at q.enqueueAll(elements)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602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Error at _.asInstanceOf[Any]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201602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error overriding method availableQueues in trait MultiQueue of type (): scala.collection.mutable.Set[Q]; method availableQueues of type (): Set[Q] has incompatible type def availableQueues(): Set[Q] = {</text:p>
            <text:p>error overriding method allEnqueuedElements in trait MultiQueue of type (): scala.collection.mutable.Set[T]; method allEnqueuedElements of type (): Set[T] has incompatible type def allEnqueuedElements(): Set[T] = {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602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table:style-name="ce5"/>
          <table:table-cell table:style-name="ce6"/>
          <table:table-cell table:number-columns-repeated="16375"/>
        </table:table-row>
        <table:table-row table:style-name="ro3">
          <table:table-cell office:value-type="string" table:style-name="ce4">
            <text:p>a201603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6" table:style-name="ce1"/>
        </table:table-row>
        <table:table-row table:style-name="ro3">
          <table:table-cell office:value-type="string" table:style-name="ce4">
            <text:p>a201603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6" table:style-name="ce1"/>
        </table:table-row>
        <table:table-row table:style-name="ro3">
          <table:table-cell office:value-type="string" table:style-name="ce4">
            <text:p>a201603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Compile</text:p>
          </table:table-cell>
          <table:table-cell office:value-type="string" table:style-name="ce1">
            <text:p>Found: (x : X) Required: Int at copies(x)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603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Compile</text:p>
          </table:table-cell>
          <table:table-cell office:value-type="string" table:style-name="ce1">
            <text:p>2 unimplemented methods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603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Compile</text:p>
          </table:table-cell>
          <table:table-cell office:value-type="string" table:style-name="ce1">
            <text:p>multiple type mismatch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603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Compile</text:p>
          </table:table-cell>
          <table:table-cell office:value-type="string" table:style-name="ce1">
            <text:p>||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7a01b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Response</text:p>
          </table:table-cell>
          <table:table-cell office:value-type="string" table:style-name="ce1">
            <text:p>the response contained only the tests (provided in the request)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7a01b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Response</text:p>
          </table:table-cell>
          <table:table-cell office:value-type="string" table:style-name="ce1">
            <text:p>||</text:p>
          </table:table-cell>
          <table:table-cell table:number-columns-repeated="16375"/>
        </table:table-row>
        <table:table-row table:style-name="ro6">
          <table:table-cell office:value-type="string" table:style-name="ce4">
            <text:p>a2017a01b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Assertion</text:p>
          </table:table-cell>
          <table:table-cell office:value-type="string" table:style-name="ce6">
            <text:p>testSkipOver - OK</text:p>
            <text:p>testSkip - java.lang.AssertionError: <text:s/>Expected :[6, 8] Actual <text:s text:c="2"/>:[4, 6, 8] at assertEquals(p.getFst(),Arrays.asList(4,6,8));</text:p>
            <text:p>testFromSuppliers - OK</text:p>
            <text:p>testConstant - OK</text:p>
            <text:p>testCombine - java.lang.AssertionError: Expected :[0, 5, 2, 4] Actual <text:s text:c="2"/>:[0, 2, 4, 5] at assertEquals(p.getFst(),Arrays.asList(0,2,4,5));</text:p>
            <text:p>testDiscrete - java.lang.AssertionError: Expected :[0, 0, 1, 3, 6] Actual <text:s text:c="2"/>:[0, 1, 2, 3, 4] at assertEquals(p.getFst(),Arrays.asList(0,1,2,3,4));</text:p>
            <text:p>optionalTestDropValues - OK</text:p>
            <text:p>testNextEvent - java.lang.AssertionError at assertTrue(e.isPresent() &amp;&amp; e.get().getTime()==1 &amp;&amp; e.get().getValue().equals("a"));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7a01b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Response</text:p>
          </table:table-cell>
          <table:table-cell office:value-type="string" table:style-name="ce1">
            <text:p>no response after 10 min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7a01b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Response</text:p>
          </table:table-cell>
          <table:table-cell office:value-type="string" table:style-name="ce1">
            <text:p>cut the response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7a01b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Response</text:p>
          </table:table-cell>
          <table:table-cell office:value-type="string" table:style-name="ce1">
            <text:p>no response after 10 min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7a01b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Compile</text:p>
          </table:table-cell>
          <table:table-cell office:value-type="string" table:style-name="ce1">
            <text:p>value withFilter is not a member of java.util.ArrayList[mmlTests.a201701b.scala.Event[X]], but could be made available as an extension method. At <text:s text:c="4"/>for (event &lt;- events if !event.getValue.equals(value)) list.add(event)</text:p>
          </table:table-cell>
          <table:table-cell table:number-columns-repeated="16375"/>
        </table:table-row>
        <table:table-row table:style-name="ro6">
          <table:table-cell office:value-type="string" table:style-name="ce4">
            <text:p>a2017a01b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6.5" table:style-name="ce5">
            <text:p>6.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Assertion</text:p>
          </table:table-cell>
          <table:table-cell office:value-type="string" table:style-name="ce6">
            <text:p>testSkipOver - java.lang.AssertionError: Expected :5 Actual <text:s text:c="2"/>:0 at <text:s text:c="2"/>assertEquals(p.getFst().size(),0);</text:p>
            <text:p>testSkip - java.lang.AssertionError: java.lang.AssertionError: Expected :[0, 2, 4, 6, 8]Actual <text:s text:c="2"/>:[4, 6, 8]</text:p>
            <text:p>testFromSuppliers - OK</text:p>
            <text:p>testConstant - OK</text:p>
            <text:p>testCombine - java.lang.AssertionError: Expected :[0, 0, 2, 4, 5] Actual <text:s text:c="2"/>:[0, 2, 4, 5] at assertEquals(p.getFst(),Arrays.asList(0,2,4,5));</text:p>
            <text:p>testDiscrete -OK</text:p>
            <text:p>optionalTestDropValues - OK</text:p>
            <text:p>testNextEvent -OK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7a06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6" table:style-name="ce1"/>
        </table:table-row>
        <table:table-row table:style-name="ro3">
          <table:table-cell office:value-type="string" table:style-name="ce4">
            <text:p>a2017a06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mmlTests.a201706.java.gpt4.SequenceHelpersImpl is not abstract and does not override abstract method &lt;X&gt;zip(mmlTests.a201706.java.Sequence&lt;X&gt;) in mmlTests.a201706.java.SequenceHelpers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7a06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date" office:date-value="1900-01-05T00:00:00" table:style-name="ce7">
            <text:p>05-Jan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6" table:style-name="ce1"/>
        </table:table-row>
        <table:table-row table:style-name="ro3">
          <table:table-cell office:value-type="string" table:style-name="ce4">
            <text:p>a2017a06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Compile</text:p>
          </table:table-cell>
          <table:table-cell office:value-type="string" table:style-name="ce1">
            <text:p>error overriding method zip in trait SequenceHelpers of type [X]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7a06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Response</text:p>
          </table:table-cell>
          <table:table-cell office:value-type="string" table:style-name="ce1">
            <text:p>no response after 10 min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7a06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Compile</text:p>
          </table:table-cell>
          <table:table-cell office:value-type="string" table:style-name="ce1">
            <text:p>No given instance of type java.util.List[X] =&gt; IterableOnce[B] was found for parameter ev of method flatten in trait Iterator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7a06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6" table:style-name="ce1"/>
        </table:table-row>
        <table:table-row table:style-name="ro7">
          <table:table-cell office:value-type="string" table:style-name="ce4">
            <text:p>a201803b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2.5" table:style-name="ce5">
            <text:p>2.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Assertion</text:p>
          </table:table-cell>
          <table:table-cell office:value-type="string" table:style-name="ce6">
            <text:p>Test2018a03b.testSortedAcceptedArticles - java.lang.AssertionError: <text:s/>Expected :[[4;8.0], [1;9.0]] Actual <text:s text:c="2"/>:[[4;7.0], [2;7.5], [1;8.5]] at sssertEquals(cr.sortedAcceptedArticles(),Arrays.asList(new Pair&lt;&gt;(4,7.0),new Pair&lt;&gt;(2,7.5),new Pair&lt;&gt;(1,8.5)));</text:p>
            <text:p>Test2018a03b.optionalTestAverageWeightedFinalScore - java.lang.AssertionError: <text:s/>Expected :5.4 Actual <text:s text:c="2"/>:5.1 at assertEquals(cr.averageWeightedFinalScoreMap().get(1),(4.8+5.4)/2,0.01);</text:p>
            <text:p>Test2018a03b.testOrderedScores - java.lang.AssertionError: Expected :[3, 4, 4, 6, 6, 7, 7, 8, 8, 9, 9] Actual <text:s text:c="2"/>:[4, 9] at assertEquals(cr.orderedScores(2, Question.RELEVANCE),Arrays.asList(4,9));</text:p>
            <text:p>Test2018a03b.testAverageFinalScore - java.lang.AssertionError: Expected :9.0 Actual <text:s text:c="2"/>:8.5 at assertEquals(cr.averageFinalScore(1),8.5,0.01);</text:p>
            <text:p>Test2018a03b.testAcceptedArticles - java.lang.AssertionError: Expected :[1, 4] Actual <text:s text:c="2"/>:[1, 2, 4] at assertEquals(cr.acceptedArticles(),new HashSet&lt;&gt;(Arrays.asList(1,2,4)));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803b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Response</text:p>
          </table:table-cell>
          <table:table-cell office:value-type="string" table:style-name="ce1">
            <text:p>the response was cut</text:p>
          </table:table-cell>
          <table:table-cell table:number-columns-repeated="16375"/>
        </table:table-row>
        <table:table-row table:style-name="ro8">
          <table:table-cell office:value-type="string" table:style-name="ce4">
            <text:p>a201803b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4.5" table:style-name="ce5">
            <text:p>4.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Assertion</text:p>
          </table:table-cell>
          <table:table-cell office:value-type="string" table:style-name="ce6">
            <text:p>testSortedAcceptedArticles - OK</text:p>
            <text:p>optionalTestAverageWeightedFinalScore - java.lang.AssertionError: Expected :4.6 Actual <text:s text:c="2"/>:4.933333333333333 at assertEquals(cr.averageWeightedFinalScoreMap().get(4),(3.6+5.6+5.6)/3,0.01);</text:p>
            <text:p>testOrderedScores - OK</text:p>
            <text:p>testAverageFinalScore - OK</text:p>
            <text:p>testAcceptedArticles - OK<text:s/>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803b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6" table:style-name="ce1"/>
        </table:table-row>
        <table:table-row table:style-name="ro4">
          <table:table-cell office:value-type="string" table:style-name="ce4">
            <text:p>a201803b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value _1 is not a member of ConferenceReviewingImpl.this.Question.Question finalScore &gt; 5 &amp;&amp; reviews(article).exists(_._1 == Question.RELEVANCE &amp;&amp; _._2 &gt;= 8)</text:p>
            <text:p>Found: <text:s text:c="3"/>List[(Int, Double)] Required: List[mmlTests.shared.scala.Pair[Int, Double]] scores.sortBy(_._2)</text:p>
            <text:p>Found: <text:s text:c="3"/>scala.collection.immutable.ListMap[Int, Double] Required: collection.mutable.Map[Int, Double] ListMap(averageScores.toSeq.sortBy(_._1): _*)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803b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Compile</text:p>
          </table:table-cell>
          <table:table-cell office:value-type="string" table:style-name="ce1">
            <text:p>value _1 is not a member of ConferenceReviewingImpl.this.Question.Question finalScore &gt; 5 &amp;&amp; reviews(article).exists(_._1 == Question.RELEVANCE &amp;&amp; _._2 &gt;= 8)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803b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Found: <text:s text:c="3"/>Set[Int] Required: collection.mutable.Set[Int] at reviews.filter { case (_, rs) =&gt;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803b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date" office:date-value="1900-01-05T00:00:00" table:style-name="ce7">
            <text:p>05-Jan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6" table:style-name="ce1"/>
        </table:table-row>
        <table:table-row table:style-name="ro3">
          <table:table-cell office:value-type="string" table:style-name="ce4">
            <text:p>a201802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Compile</text:p>
          </table:table-cell>
          <table:table-cell office:value-type="string" table:style-name="ce1">
            <text:p>java: variable points might not have been initialized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802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Response</text:p>
          </table:table-cell>
          <table:table-cell office:value-type="string" table:style-name="ce1">
            <text:p>the response was cut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802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Compile</text:p>
          </table:table-cell>
          <table:table-cell office:value-type="string" table:style-name="ce1">
            <text:p>mmlTests.a201802a.java.Tournament is abstract; cannot be instantiated</text:p>
          </table:table-cell>
          <table:table-cell table:number-columns-repeated="16375"/>
        </table:table-row>
        <table:table-row table:style-name="ro9">
          <table:table-cell office:value-type="string" table:style-name="ce4">
            <text:p>a201802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Assertion</text:p>
          </table:table-cell>
          <table:table-cell office:value-type="string" table:style-name="ce6">
            <text:p>optionalTypeCantBeNull - OK</text:p>
            <text:p>basicTest - java.lang.AssertionError: Expected :7500 Actual <text:s text:c="2"/>:8000 at assertEquals(t.resultingRanking().get("Federer").intValue(),1000+7000);</text:p>
            <text:p>optionalTestNoNameSpecified - OK</text:p>
            <text:p>testTournamentCantBeBuiltTwice - OK</text:p>
            <text:p>optionalTestCantAddResultBeforeType - OK</text:p>
            <text:p>optionalTestCantAddWinnerTwice - OK</text:p>
            <text:p>anotherTest - java.lang.AssertionError: Expected :7025 Actual <text:s text:c="2"/>:7250 at assertEquals(t.resultingRanking().get("Federer").intValue(),250+7000);</text:p>
            <text:p>testNoTypeSpecified - OK</text:p>
            <text:p>optionalTestNoRankingSpecified</text:p>
            <text:p>optionalTestCantAddResultTwice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802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Compile</text:p>
          </table:table-cell>
          <table:table-cell office:value-type="string" table:style-name="ce1">
            <text:p>multiple type mismatch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802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Response</text:p>
          </table:table-cell>
          <table:table-cell office:value-type="string" table:style-name="ce1">
            <text:p>no response after 10 min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201802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Overloaded or recursive method resultingRanking needs return typedef resultingRanking = Collections.unmodifiableMap(resultingRanking)</text:p>
            <text:p>Overloaded or recursive method winner needs return type def winner = winner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802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Compile</text:p>
          </table:table-cell>
          <table:table-cell office:value-type="string" table:style-name="ce1">
            <text:p>||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901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Compile</text:p>
          </table:table-cell>
          <table:table-cell office:value-type="string" table:style-name="ce1">
            <text:p>java: cannot find symbol symbol: <text:s text:c="2"/>method addEdge(X,X) location: variable graph of type mmlTests.a201901a.java.Graph&lt;X&gt;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901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Response</text:p>
          </table:table-cell>
          <table:table-cell office:value-type="string" table:style-name="ce1">
            <text:p>Made me change the inteface provided code. Even after the edit, the code doesn't compile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901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Compile</text:p>
          </table:table-cell>
          <table:table-cell office:value-type="string" table:style-name="ce1">
            <text:p>java: cannot infer type arguments for mmlTests.a201901a.java.gpt4.GraphFactoryImpl.GraphImpl&lt;&gt; reason: cannot infer type-variable(s) X (argument mismatch; java.util.List&lt;X&gt; cannot be converted to java.util.Set&lt;X&gt;)</text:p>
          </table:table-cell>
          <table:table-cell table:number-columns-repeated="16375"/>
        </table:table-row>
        <table:table-row table:style-name="ro6">
          <table:table-cell office:value-type="string" table:style-name="ce4">
            <text:p>a201901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.5" table:style-name="ce5">
            <text:p>4.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Runtime</text:p>
          </table:table-cell>
          <table:table-cell office:value-type="string" table:style-name="ce6">
            <text:p>testDirectedCircle - OK</text:p>
            <text:p>testFull - OK</text:p>
            <text:p>testBiChain - OK</text:p>
            <text:p>testBiCircle - java.lang.AssertionError: Expected :8 Actual <text:s text:c="2"/>:7</text:p>
            <text:p>testBiStar - java.lang.UnsupportedOperationException at final Graph&lt;Integer&gt; g = this.gf.createBidirectionalStar(0,Set.of(10,20,30));</text:p>
            <text:p>optionalTestCombine - java.lang.UnsupportedOperationException at final Graph&lt;Integer&gt; g1 = this.gf.createDirectedStar(0,Set.of(10,20,30));</text:p>
            <text:p>testDirectedChain - OK</text:p>
            <text:p>testDirectedStar - java.lang.UnsupportedOperationException at final Graph&lt;Integer&gt; g = this.gf.createDirectedStar(0,Set.of(10,20,30));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901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Response</text:p>
          </table:table-cell>
          <table:table-cell office:value-type="string" table:style-name="ce1">
            <text:p>no response after 10 min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901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Response</text:p>
          </table:table-cell>
          <table:table-cell office:value-type="string" table:style-name="ce1">
            <text:p>||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a201901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GraphImpl error: Found: <text:s text:c="3"/>java.util.List[mmlTests.shared.java².Pair[X, X]] Required: java.util.stream.Stream[mmlTests.shared.java².Pair[X, X]] at <text:s text:c="2"/>override def getEdgesStream(): Stream[Pair[X, X]] = edges.toStream.asJava</text:p>
            <text:p>GraphFactoryImpl error : Found: <text:s text:c="3"/>Set[mmlTests.shared.java.Pair[X, X]] Required: collection.mutable.HashSet[mmlTests.shared.java.Pair[X, X]] at g1.getEdgesStream().iterator().asScala.toSet ++</text:p>
          </table:table-cell>
          <table:table-cell table:number-columns-repeated="16375"/>
        </table:table-row>
        <table:table-row table:style-name="ro6">
          <table:table-cell office:value-type="string" table:style-name="ce4">
            <text:p>a201901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6.5" table:style-name="ce5">
            <text:p>6.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Assertion</text:p>
          </table:table-cell>
          <table:table-cell office:value-type="string" table:style-name="ce6">
            <text:p>testDirectedCircle - Expected :4 Actual <text:s text:c="2"/>:3 AT assertEquals(4,g.getEdgesCount());</text:p>
            <text:p>testFull - OK</text:p>
            <text:p>testBiChain - OK</text:p>
            <text:p>testBiCircle - java.lang.AssertionError: <text:s/>Expected :8 Actual <text:s text:c="2"/>:6 at assertEquals(8,g.getEdgesCount());</text:p>
            <text:p>testBiStar - OK</text:p>
            <text:p>optionalTestCombine - Expected :4 Actual <text:s text:c="2"/>:0 at assertEquals(4,g.getEdgesCount());</text:p>
            <text:p>testDirectedChain - OK</text:p>
            <text:p>testDirectedStar -OK</text:p>
          </table:table-cell>
          <table:table-cell table:number-columns-repeated="16375"/>
        </table:table-row>
        <table:table-row table:style-name="ro10">
          <table:table-cell office:value-type="string" table:style-name="ce4">
            <text:p>a201902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Runtime</text:p>
          </table:table-cell>
          <table:table-cell office:value-type="string" table:style-name="ce6">
            <text:p>testSingleTask - java.lang.NullPointerException: Cannot invoke "java.util.Set.iterator()" because the return value of "java.util.Map.get(Object)"<text:s/></text:p>
            <text:p>optionalTestWrongTask - java.lang.AssertionError: Expected exception: java.lang.IllegalStateException</text:p>
            <text:p>testTaskFork - java.lang.AssertionError: Expected :[0] Actual <text:s text:c="2"/>:[20, 10, 30] at assertEquals(Set.of(0),w.getNextTasksToDo());</text:p>
            <text:p>testTaskJoin - java.lang.AssertionError: Expected :[20, 10, 30] Actual <text:s text:c="2"/>:[0] at assertEquals(Set.of(10,20,30),w.getNextTasksToDo());</text:p>
            <text:p>optionalTestUnknownTask - OK</text:p>
            <text:p>testTaskSequence - OK</text:p>
            <text:p>optionalTestConcatenation - Expected :[20, 10] Actual <text:s text:c="2"/>:[] at assertEquals(Set.of(10,20),w.getNextTasksToDo());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902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Response</text:p>
          </table:table-cell>
          <table:table-cell office:value-type="string" table:style-name="ce6">
            <text:p>the response was cut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201902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java: cannot find symbol symbol: <text:s text:c="2"/>method of(java.util.Set&lt;T&gt;,java.util.HashSet&lt;java.lang.Object&gt;) location: class mmlTests.shared.java.Pair</text:p>
            <text:p>java: cannot find symbol symbol: <text:s text:c="2"/>variable nextTasks location: class mmlTests.a201902a.java.gpt4.WorkflowsFactoryImpl.WorkflowImpl&lt;T&gt;</text:p>
          </table:table-cell>
          <table:table-cell table:number-columns-repeated="16375"/>
        </table:table-row>
        <table:table-row table:style-name="ro10">
          <table:table-cell office:value-type="string" table:style-name="ce4">
            <text:p>a201902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Assertion</text:p>
          </table:table-cell>
          <table:table-cell office:value-type="string" table:style-name="ce6">
            <text:p>testSingleTask - OK</text:p>
            <text:p>optionalTestWrongTask - OK</text:p>
            <text:p>testTaskFork - OK</text:p>
            <text:p>testTaskJoin - OK</text:p>
            <text:p>optionalTestUnknownTask - OK</text:p>
            <text:p>testTaskSequence - OK</text:p>
            <text:p>optionalTestConcatenation java.lang.AssertionError: Expected :[20] Actual <text:s text:c="2"/>:[1, 20] at assertEquals(Set.of(20),w.getNextTasksToDo());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902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too many errors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902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Response</text:p>
          </table:table-cell>
          <table:table-cell office:value-type="string" table:style-name="ce6">
            <text:p>the response was cut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a201902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value containsKey is not a member of Map[T, T], but could be made available as an extension method.</text:p>
            <text:p>value foreach is not a member of java.util.List[T], but could be made available as an extension method.</text:p>
            <text:p>value toList is not a member of java.util.Set[T], but could be made available as an extension method.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a201902a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Runtime</text:p>
          </table:table-cell>
          <table:table-cell office:value-type="string" table:style-name="ce6">
            <text:p>java.lang.UnsupportedOperationException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202303c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method asColumnMap unimplemented</text:p>
          </table:table-cell>
          <table:table-cell table:number-columns-repeated="16375"/>
        </table:table-row>
        <table:table-row table:style-name="ro7">
          <table:table-cell office:value-type="string" table:style-name="ce4">
            <text:p>202303c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Assertion</text:p>
          </table:table-cell>
          <table:table-cell office:value-type="string" table:style-name="ce6">
            <text:p>optionalTestColumnMap java.lang.AssertionError: Expected :{Casadei=19, Verdi=20, Rossi=20} Actual <text:s text:c="2"/>:{Grandi=null, Verdi=20, Casadei=19, Rossi=20} at assertEquals(Map.of("Rossi", 20, "Verdi", 20, "Casadei", 19), table.asColumnMap().get(Esame.LAB));</text:p>
            <text:p>testGraph - java.lang.AssertionError: <text:s/>Expected :Optional[false] Actual <text:s text:c="2"/>:Optional.empty at assertEquals(Optional.of(false), table.getValue("a","c")); // c'è arco da a a c?</text:p>
            <text:p>testFromMap - OK</text:p>
            <text:p>testFromFunction - OK</text:p>
            <text:p>optionalTestArray - OK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202303c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6">
            <text:p>multiple<text:s/></text:p>
          </table:table-cell>
          <table:table-cell table:number-columns-repeated="16375"/>
        </table:table-row>
        <table:table-row table:style-name="ro8">
          <table:table-cell office:value-type="string" table:style-name="ce4">
            <text:p>202303c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Assertion</text:p>
          </table:table-cell>
          <table:table-cell office:value-type="string" table:style-name="ce6">
            <text:p>optionalTestColumnMap - java.lang.AssertionError: Expected :4 Actual <text:s text:c="2"/>:2 at assertEquals(4,table2.asColumnMap().get("a").size());</text:p>
            <text:p>testGraph - java.lang.AssertionError: <text:s/>Expected :Optional[false] Actual <text:s text:c="2"/>:Optional.empty at assertEquals(Optional.of(false), table.getValue("a","c"));</text:p>
            <text:p>testFromMap - OK</text:p>
            <text:p>testFromFunction - OK</text:p>
            <text:p>optionalTestArray - OK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202303c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Compile</text:p>
          </table:table-cell>
          <table:table-cell office:value-type="string" table:style-name="ce1">
            <text:p>the response was cut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202303c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3.5-turb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Response</text:p>
          </table:table-cell>
          <table:table-cell office:value-type="string" table:style-name="ce1">
            <text:p>no response after 10 min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202303c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Compile</text:p>
          </table:table-cell>
          <table:table-cell office:value-type="string" table:style-name="ce6">
            <text:p>too many errors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202303c</text:p>
          </table:table-cell>
          <table:table-cell office:value-type="string" table:style-name="ce4">
            <text:p>Scala</text:p>
          </table:table-cell>
          <table:table-cell office:value-type="string" table:style-name="ce4">
            <text:p>gpt-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Response</text:p>
          </table:table-cell>
          <table:table-cell office:value-type="string" table:style-name="ce1">
            <text:p>no reference with test code provided</text:p>
          </table:table-cell>
          <table:table-cell table:number-columns-repeated="16375"/>
        </table:table-row>
        <table:table-row table:number-rows-repeated="1048478" table:style-name="ro3">
          <table:table-cell table:number-columns-repeated="16384"/>
        </table:table-row>
      </table:table>
      <table:database-ranges>
        <table:database-range table:target-range-address="Sheet1.A1:Sheet1.I9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Michele Torroni - michele.torroni@studio.unibo.it</meta:initial-creator>
    <dc:creator>Michele Torroni - michele.torroni@studio.unibo.it</dc:creator>
    <meta:creation-date>2023-12-30T18:20:15Z</meta:creation-date>
    <dc:date>2024-01-09T21:53:41Z</dc:date>
  </office:meta>
</office:document-meta>
</file>